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18167" officeooo:paragraph-rsid="00018167"/>
    </style:style>
    <style:style style:name="P2" style:family="paragraph" style:parent-style-name="Standard">
      <style:text-properties fo:font-weight="bold" officeooo:rsid="00018167" officeooo:paragraph-rsid="00018167" style:font-weight-asian="bold" style:font-weight-complex="bold"/>
    </style:style>
    <style:style style:name="P3" style:family="paragraph" style:parent-style-name="Standard">
      <style:text-properties fo:font-size="14pt" fo:font-weight="bold" officeooo:rsid="00018167" officeooo:paragraph-rsid="00018167" style:font-size-asian="14pt" style:font-weight-asian="bold" style:font-size-complex="14pt" style:font-weight-complex="bold"/>
    </style:style>
    <style:style style:name="P4" style:family="paragraph" style:parent-style-name="Standard">
      <style:text-properties fo:font-style="italic" officeooo:rsid="00018167" officeooo:paragraph-rsid="00018167" style:font-style-asian="italic" style:font-style-complex="italic"/>
    </style:style>
    <style:style style:name="P5" style:family="paragraph" style:parent-style-name="Standard">
      <style:text-properties fo:font-weight="normal" officeooo:rsid="00018167" officeooo:paragraph-rsid="00018167" style:font-weight-asian="normal" style:font-weight-complex="normal"/>
    </style:style>
    <style:style style:name="P6" style:family="paragraph" style:parent-style-name="Standard">
      <style:text-properties officeooo:rsid="000867cf" officeooo:paragraph-rsid="00018167"/>
    </style:style>
    <style:style style:name="P7" style:family="paragraph" style:parent-style-name="Standard">
      <style:text-properties fo:font-weight="bold" officeooo:rsid="00018167" officeooo:paragraph-rsid="00018167" style:font-weight-asian="bold" style:font-weight-complex="bold"/>
    </style:style>
    <style:style style:name="P8" style:family="paragraph" style:parent-style-name="Standard">
      <style:text-properties fo:font-weight="normal" officeooo:rsid="00018167" officeooo:paragraph-rsid="000c9729"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05e814" style:font-style-asian="italic" style:font-style-complex="italic"/>
    </style:style>
    <style:style style:name="T3" style:family="text">
      <style:text-properties fo:font-size="12pt" fo:font-weight="bold" style:font-size-asian="12pt" style:font-weight-asian="bold"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Karl Anderson: Curriculum Vitae</text:p>
      <text:p text:style-name="P1"/>
      <text:p text:style-name="P1"><text:span text:style-name="T3">Futel </text:span><text:span text:style-name="T1">August 2014-present</text:span></text:p>
      <text:p text:style-name="P4"/>
      <text:p text:style-name="P1">Futel is a telephone company and audio art installation, with installations at several publicly available locations. As director, I do everything that needs doing, including creative direction, content creation, project management, development, operations, outreach, and fundraising.</text:p>
      <text:p text:style-name="P1"/>
      <text:p text:style-name="P2">Installations:</text:p>
      <text:p text:style-name="P1">Sidewalk, SE Clinton Street, Portland, June 2014 to present.</text:p>
      <text:p text:style-name="P1">Right To Dream Too, NW Third and Burnside, Portland, January 2015 to present.</text:p>
      <text:p text:style-name="P1">Sidewalk, NE Ainsworth Street, Portland, February 2016 to present.</text:p>
      <text:p text:style-name="P1">Sidewalk, SE Taylor Street, Portland, November 2016 to present.</text:p>
      <text:p text:style-name="P1">Alley, NE Killingsworth Street, Portland, January 2018 to present.</text:p>
      <text:p text:style-name="P1">Alley, Pearl Street, Ypsilanti, Michigan, March 2018 to present.</text:p>
      <text:p text:style-name="P1">Sidewalk, SE Woodward Street, Portland, November 2018 to present.</text:p>
      <text:p text:style-name="P1">Sidewalk, NE Killingsworth Street, Portland, December 2018 to present.</text:p>
      <text:p text:style-name="P1">Parking lot, Sou'Wester Lodge, Seaview, Washington, March 2019 to present.</text:p>
      <text:p text:style-name="P1">Bar, Upright Brewing, N Broadway, Portland, July 2019 to present.</text:p>
      <text:p text:style-name="P1">Sidewalk, N Interstate Avenue, Portland, February 2016 to July 2016.</text:p>
      <text:p text:style-name="P1"/>
      <text:p text:style-name="P2">Exhibits:</text:p>
      <text:p text:style-name="P1">Futel Interactive Installation, Teardown, May 2018</text:p>
      <text:p text:style-name="P1">Futel Interactive Installation, ToorCamp, Orcas Island, Washington, July 2016.</text:p>
      <text:p text:style-name="P1">Futel: Communication From Beyond The Veil, AFRU gallery, February 2016.</text:p>
      <text:p text:style-name="P1">Futel Interactive Installation, ToorCamp, Neah Bay, Washington, July 2014.</text:p>
      <text:p text:style-name="P1"/>
      <text:p text:style-name="P2">Presentations:</text:p>
      <text:p text:style-name="P5">Futel: The Payphone, Devolved, HOPE 12, New York City, July 2018.</text:p>
      <text:p text:style-name="P5">Futel: A Technology So Advanced We Leave It Out On The Street All Night, Teardown, Portland, May 2018.</text:p>
      <text:p text:style-name="P5">Futel: Telecommunications Colossus of the Modern Age, DonutJS, Portland, February 2018.</text:p>
      <text:p text:style-name="P5">King Solomon’s Mines: The Greatest Salvage Treasure Revealed In The Vault Of The Payphone, Decon + Reuse '17, Portland, September, 2017.</text:p>
      <text:p text:style-name="P5">Futel: The Network We Deserve, Open Source Bridge, Portland, June 2017.</text:p>
      <text:p text:style-name="P5">Futel: An Immobile Phone Company, i3Detroit, Detroit, October 2016.</text:p>
      <text:p text:style-name="P5">Futel Activity Report, ToorCamp, Orcas Island, June 2016.</text:p>
      <text:p text:style-name="P5">Interview, Karaoke Research Council season 1 episode 3, Portland, January 2016.</text:p>
      <text:p text:style-name="P5">Futel: Operators Are Sometimes Standing By, Portland Creative Coders, Portland, August 2015.</text:p>
      <text:p text:style-name="P5">Futel: The Telephone Of The Future, Curiosity Club, Portland, April 2015.</text:p>
      <text:p text:style-name="P5">Futel: The Future Of The Past Of Telephony, Open Source Bridge, Portland, June 2014.</text:p>
      <text:p text:style-name="P6"/>
      <text:p text:style-name="P2">Audio Publications:</text:p>
      <text:p text:style-name="P5">Wildcard Line Episode 6, participatory audio, June 2019.</text:p>
      <text:p text:style-name="P5">Wildcard Line Episode 5, participatory audio, March 2019.</text:p>
      <text:p text:style-name="P1">Wildcard Line Episode 4, participatory audio, June 2017.</text:p>
      <text:p text:style-name="P1">Wildcard Line Episode 3, participatory audio, November 2017.</text:p>
      <text:p text:style-name="P1">Wildcard Line Episode 2, participatory audio, May 2017.</text:p>
      <text:p text:style-name="P1">Wildcard Line Episode 1, participatory audio, November 2016.</text:p>
      <text:p text:style-name="P1"><text:soft-page-break/></text:p>
      <text:p text:style-name="P2">Print Publications:</text:p>
      <text:p text:style-name="P1">Party Line #4, pamphlet, February 2019.</text:p>
      <text:p text:style-name="P1">Party Line #3, pamphlet, March 2018.</text:p>
      <text:p text:style-name="P1">Party Line #2, pamphlet, March 2017.</text:p>
      <text:p text:style-name="P1">Party Line #1, pamphlet, March 2016.</text:p>
      <text:p text:style-name="P1"/>
      <text:p text:style-name="P2">Major Grants:</text:p>
      <text:p text:style-name="P8">Regional Arts and Culture Council, June 2019.</text:p>
      <text:p text:style-name="P1">TechSoup Hardware Grant, November 2018</text:p>
      <text:p text:style-name="P1">Twilio.org Impact Access, March 2018.</text:p>
      <text:p text:style-name="P1">Personal Telco Project Hardware Grant, May 2017.</text:p>
      <text:p text:style-name="P1">Free Geek Hardware Grant, May 2017.</text:p>
      <text:p text:style-name="P1">Awesome Ann Arbor, June 2017.</text:p>
      <text:p text:style-name="P1">Precipice Fund, December 2016.</text:p>
      <text:p text:style-name="P1">Regional Arts and Culture Council, December 2015.</text:p>
      <text:p text:style-name="P1">Awesome Portland, September 2014.</text:p>
      <text:p text:style-name="P1">ToorCamp Art Grant, July 2014.</text:p>
      <text:p text:style-name="P1"/>
      <text:p text:style-name="P1"><text:span text:style-name="T3">Solo and Choral Performances </text:span><text:span text:style-name="T1">2014-present</text:span></text:p>
      <text:p text:style-name="P1">I participate in choral and solo singing performances.</text:p>
      <text:p text:style-name="P2">Performances:</text:p>
      <text:p text:style-name="P1"><text:span text:style-name="T1">Like a Sun That Pours Forth Light but Never Warmth</text:span>, solo aria for a dance performance for Allie Hankins, Conduit Dance, October, 2014.</text:p>
      <text:p text:style-name="P1"><text:span text:style-name="T1">CHOIR</text:span>, choir accompaniment for a dance performance by Takahiro Yamamoto, July, 2015.</text:p>
      <text:p text:style-name="P1"><text:span text:style-name="T1">CHOIR</text:span>, choir accompaniment for a dance performance by Takahiro Yamamoto, March, 2015.</text:p>
      <text:p text:style-name="P1"/>
      <text:p text:style-name="P1"><text:span text:style-name="T3">Church Of Robotron </text:span><text:span text:style-name="T1">2012-201</text:span><text:span text:style-name="T2">5</text:span></text:p>
      <text:p text:style-name="P1">The Church of Robotron is an ongoing collaborative series of immersive, interactive multimedia installations which present a cautionary message about machine superiority and human error. Effects include kinetic sculptures, whistles, percussion, vibration, ozone generators, electrical discharges, simulated fires, and projected video of the current and previous participants, and live performances, all triggered by audience interaction. Installations are customized for the space and opportunity, and can include unattended public interaction at all hours performed by the audience touching a plate glass window or manipulating a ruggedized control.</text:p>
      <text:p text:style-name="P1"/>
      <text:p text:style-name="P2">Exhibits:</text:p>
      <text:p text:style-name="P1">XOXO 1010 Art Show, September 2015.</text:p>
      <text:p text:style-name="P1">AFRU Gallery, February 2015.</text:p>
      <text:p text:style-name="P1">Diode Gallery, September to October 2014.</text:p>
      <text:p text:style-name="P1">ToorCamp, Neah Bay, Washington, July 2012.</text:p>
      <text:p text:style-name="P1"/>
      <text:p text:style-name="P2">Publications:</text:p>
      <text:p text:style-name="P1">Doctrine And Documentation, pamphlet, 2014.</text:p>
      <text:p text:style-name="P1"/>
      <text:p text:style-name="P2">Presentations:</text:p>
      <text:p text:style-name="P1">The Church Of Robotron, Dorkbot PDX, 2013.</text:p>
      <text:p text:style-name="P1"/>
      <text:p text:style-name="P2">Major Grants:</text:p>
      <text:p text:style-name="P1"><text:soft-page-break/>ToorCamp Art Grant, July 2012.</text:p>
      <text:p text:style-name="P1"/>
      <text:p text:style-name="P1"><text:span text:style-name="T3">C.H.U.N.K. 666 </text:span><text:span text:style-name="T1">1992-</text:span><text:span text:style-name="T2">2015</text:span></text:p>
      <text:p text:style-name="P1">C.H.U.N.K. 666 turns salvaged bicycles into working human powered vehicles and then destroys them in public gladiatorial contests. As cofounder and ongoing participant, I have led creative direction, fabricated custom vehicles, built sets, organized public events and festivals, created content, and led outreach and fundraising.</text:p>
      <text:p text:style-name="P1"/>
      <text:p text:style-name="P2">Events:</text:p>
      <text:p text:style-name="P1">Mutant Bike Proving Grounds, Vancouver, BC, 2008.</text:p>
      <text:p text:style-name="P1">Chunkathlons, Portland, yearly 1999 through 2005.</text:p>
      <text:p text:style-name="P1">Mutant Bike Construction Workshop, Brooklyn, NY, 2003.</text:p>
      <text:p text:style-name="P1">Chunkathlon, Brooklyn, NY, 2003.</text:p>
      <text:p text:style-name="P1">Mutant Bike Construction Workshop, Portland, 2002.</text:p>
      <text:p text:style-name="P1"/>
      <text:p text:style-name="P2">Presentations:</text:p>
      <text:p text:style-name="P1">Aquachoppers of C.H.U.N.K. 666, Curiosity Club, April 2013.</text:p>
      <text:p text:style-name="P1">Aquachoppers of C.H.U.N.K. 666, Dorkbot PDX, October 2011.</text:p>
      <text:p text:style-name="P1">Aquachoppers of C.H.U.N.K. 666, Research Club, September 2011.</text:p>
      <text:p text:style-name="P1"/>
      <text:p text:style-name="P2">Publications:</text:p>
      <text:p text:style-name="P1">Taking The Lane (story in anthology), edited by Elly Blue, 2014.</text:p>
      <text:p text:style-name="P1">Nowtopia (interview in anthology), edited by Chris Carlson, 2008.</text:p>
      <text:p text:style-name="P1">C.H.U.N.K. 666: To Head The Moronic Dictum, pamphlet, 2001.</text:p>
      <text:p text:style-name="P1">C.H.U.N.K. 666: Heat Shield of the Celestial Chariot, pamphlet, 1999.</text:p>
      <text:p text:style-name="P1">C.H.U.N.K. 666: Preparing for the Carmageddon, pamphlet, 1997.</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8T15:21:52.477564050</meta:creation-date>
    <dc:date>2019-10-01T21:43:39.270784553</dc:date>
    <meta:editing-duration>PT26M37S</meta:editing-duration>
    <meta:editing-cycles>10</meta:editing-cycles>
    <meta:generator>LibreOffice/6.0.7.3$Linux_X86_64 LibreOffice_project/00m0$Build-3</meta:generator>
    <meta:document-statistic meta:table-count="0" meta:image-count="0" meta:object-count="0" meta:page-count="3" meta:paragraph-count="92" meta:word-count="803" meta:character-count="5734" meta:non-whitespace-character-count="5023"/>
  </office:meta>
</office:document-meta>
</file>